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5021in" fo:margin-left="0.0785in" table:align="left" style:writing-mode="lr-tb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2.3563in"/>
    </style:style>
    <style:style style:name="Table2.C" style:family="table-column">
      <style:table-column-properties style:column-width="1.6208in"/>
    </style:style>
    <style:style style:name="Table2.D" style:family="table-column">
      <style:table-column-properties style:column-width="1.9417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style:vertical-align="top" fo:padding="0in" fo:border="0.25pt solid #000000" style:writing-mode="lr-tb"/>
    </style:style>
    <style:style style:name="Table2.2" style:family="table-row">
      <style:table-row-properties style:min-row-height="1.2194in" fo:keep-together="auto"/>
    </style:style>
    <style:style style:name="Table2.3" style:family="table-row">
      <style:table-row-properties style:min-row-height="0.9368in" fo:keep-together="auto"/>
    </style:style>
    <style:style style:name="Table2.4" style:family="table-row">
      <style:table-row-properties style:min-row-height="1.2229in" fo:keep-together="auto"/>
    </style:style>
    <style:style style:name="Table2.A5" style:family="table-cell">
      <style:table-cell-properties style:vertical-align="top" fo:padding="0in" fo:border-left="0.25pt solid #000000" fo:border-right="none" fo:border-top="none" fo:border-bottom="0.25pt solid #000000" style:writing-mode="lr-tb"/>
    </style:style>
    <style:style style:name="Table2.D5" style:family="table-cell">
      <style:table-cell-properties style:vertical-align="top" fo:padding="0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15" style:family="paragraph" style:parent-style-name="Standard">
      <style:text-properties fo:font-size="14pt" officeooo:paragraph-rsid="000a8dbf" style:font-size-asian="14pt" style:font-size-complex="14pt"/>
    </style:style>
    <style:style style:name="P16" style:family="paragraph" style:parent-style-name="Standard">
      <style:paragraph-properties fo:orphans="0" fo:widows="0" style:text-autospace="none"/>
      <style:text-properties fo:font-size="14pt" officeooo:rsid="001edb00" officeooo:paragraph-rsid="001edb00" style:font-size-asian="14pt" style:font-size-complex="14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4pt" fo:font-style="italic" fo:font-weight="bold" officeooo:paragraph-rsid="000a8dbf" style:font-size-asian="14pt" style:font-style-asian="italic" style:font-weight-asian="bold" style:font-name-complex="Courier New" style:font-size-complex="14pt" style:font-style-complex="italic"/>
    </style:style>
    <style:style style:name="P19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1edb00" officeooo:paragraph-rsid="001edb00" style:font-name-asian="Times New Roman" style:font-size-asian="14pt" style:font-name-complex="Times New Roman" style:font-size-complex="14pt" style:language-complex="ar" style:country-complex="SA"/>
    </style:style>
    <style:style style:name="P20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1f02ec" officeooo:paragraph-rsid="001f02ec" style:font-name-asian="Times New Roman" style:font-size-asian="14pt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orphans="0" fo:widows="0" style:text-autospace="none"/>
      <style:text-properties officeooo:paragraph-rsid="00303551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07e2a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3a68a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993d5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2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a8dbf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34d32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27158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3d882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34d32" officeooo:paragraph-rsid="00434d3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993d5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434d32" officeooo:paragraph-rsid="00434d32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43d882" officeooo:paragraph-rsid="0043d882"/>
    </style:style>
    <style:style style:name="P39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40" style:family="paragraph" style:parent-style-name="Standard">
      <style:paragraph-properties fo:orphans="0" fo:widows="0" style:text-autospace="none"/>
      <style:text-properties fo:font-size="14pt" officeooo:rsid="004a66ed" officeooo:paragraph-rsid="004a66ed" style:font-size-asian="14pt" style:font-size-complex="14pt"/>
    </style:style>
    <style:style style:name="P41" style:family="paragraph" style:parent-style-name="Standard">
      <style:paragraph-properties fo:orphans="0" fo:widows="0" style:text-autospace="none"/>
      <style:text-properties fo:font-size="14pt" officeooo:rsid="004aec2f" officeooo:paragraph-rsid="004aec2f" style:font-size-asian="14pt" style:font-size-complex="14pt"/>
    </style:style>
    <style:style style:name="P42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47a010" officeooo:paragraph-rsid="0047a010" style:font-name-asian="Times New Roman" style:font-size-asian="14pt" style:font-name-complex="Times New Roman" style:font-size-complex="14pt" style:language-complex="ar" style:country-complex="SA"/>
    </style:style>
    <style:style style:name="P43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48b58f" officeooo:paragraph-rsid="0048b58f" style:font-name-asian="Times New Roman" style:font-size-asian="14pt" style:font-name-complex="Times New Roman" style:font-size-complex="14pt" style:language-complex="ar" style:country-complex="SA"/>
    </style:style>
    <style:style style:name="P44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4a66ed" officeooo:paragraph-rsid="004a66ed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Standard">
      <style:paragraph-properties fo:orphans="0" fo:widows="0" style:text-autospace="none"/>
      <style:text-properties officeooo:rsid="004aec2f" officeooo:paragraph-rsid="004aec2f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458ae6"/>
    </style:style>
    <style:style style:name="P47" style:family="paragraph" style:parent-style-name="Times14_5f_РИО2">
      <style:text-properties fo:font-size="14pt" style:font-size-asian="14pt" style:font-size-complex="14pt"/>
    </style:style>
    <style:style style:name="P48" style:family="paragraph" style:parent-style-name="Times14_5f_РИО2">
      <style:text-properties fo:font-size="14pt" officeooo:paragraph-rsid="0039eecc" style:font-size-asian="14pt" style:font-size-complex="14pt"/>
    </style:style>
    <style:style style:name="P49" style:family="paragraph" style:parent-style-name="Times14_5f_РИО2">
      <style:text-properties officeooo:paragraph-rsid="0039eecc"/>
    </style:style>
    <style:style style:name="P50" style:family="paragraph" style:parent-style-name="Times14_5f_РИО2">
      <style:text-properties officeooo:paragraph-rsid="005083a2"/>
    </style:style>
    <style:style style:name="P51" style:family="paragraph" style:parent-style-name="Times14_5f_РИО2">
      <style:text-properties officeooo:rsid="00521013" officeooo:paragraph-rsid="00521013"/>
    </style:style>
    <style:style style:name="P52" style:family="paragraph" style:parent-style-name="Times14_5f_РИО2">
      <style:text-properties fo:font-size="12pt" style:font-size-asian="12pt" style:font-size-complex="12pt"/>
    </style:style>
    <style:style style:name="P53" style:family="paragraph" style:parent-style-name="Times14_5f_РИО2">
      <style:text-properties fo:font-size="12pt" officeooo:paragraph-rsid="005083a2" style:font-size-asian="12pt" style:font-size-complex="12pt"/>
    </style:style>
    <style:style style:name="P54" style:family="paragraph" style:parent-style-name="Times14_5f_РИО2">
      <style:text-properties fo:font-size="12pt" officeooo:rsid="00521013" officeooo:paragraph-rsid="00521013" style:font-size-asian="12pt" style:font-size-complex="12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303551" style:font-size-asian="14pt" style:font-size-complex="14pt"/>
    </style:style>
    <style:style style:name="T7" style:family="text">
      <style:text-properties fo:font-size="14pt" officeooo:rsid="0039eecc" style:font-size-asian="14pt" style:font-size-complex="14pt"/>
    </style:style>
    <style:style style:name="T8" style:family="text">
      <style:text-properties fo:font-size="14pt" officeooo:rsid="005029ac" style:font-size-asian="14pt" style:font-size-complex="14pt"/>
    </style:style>
    <style:style style:name="T9" style:family="text">
      <style:text-properties fo:font-size="14pt" officeooo:rsid="0050fa64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8c729" style:font-size-asian="14pt" style:font-weight-asian="bold" style:font-size-complex="14pt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434d32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fo:font-weight="normal" officeooo:rsid="0054ca7c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54ca7c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434d3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weight="normal" officeooo:rsid="00427158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53654f" style:font-size-asian="14pt" style:font-weight-asian="normal" style:font-size-complex="14pt" style:font-weight-complex="normal"/>
    </style:style>
    <style:style style:name="T21" style:family="text">
      <style:text-properties fo:font-size="14pt" style:font-size-asian="12.25pt" style:font-size-complex="14pt"/>
    </style:style>
    <style:style style:name="T22" style:family="text">
      <style:text-properties fo:color="#000000" fo:font-size="14pt" fo:font-weight="bold" style:font-size-asian="14pt" style:font-weight-asian="bold" style:font-size-complex="14pt"/>
    </style:style>
    <style:style style:name="T23" style:family="text">
      <style:text-properties fo:font-variant="normal" fo:text-transform="none" fo:font-size="14pt" style:font-size-asian="14pt" style:font-size-complex="14pt"/>
    </style:style>
    <style:style style:name="T24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42715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5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22ca9b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officeooo:rsid="00303551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style:use-window-font-color="true" style:font-name="Times New Roman" fo:font-size="14pt" fo:language="ru" fo:country="RU" officeooo:rsid="0039eecc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style:use-window-font-color="true" style:font-name="Times New Roman" fo:font-size="14pt" fo:language="ru" fo:country="RU" officeooo:rsid="005029ac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style:use-window-font-color="true" style:font-name="Times New Roman" fo:font-size="14pt" fo:language="ru" fo:country="RU" officeooo:rsid="0050fa64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style:use-window-font-color="true" style:font-name="Times New Roman" fo:font-size="14pt" fo:language="ru" fo:country="RU" fo:font-style="italic" fo:font-weight="normal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2" style:family="text">
      <style:text-properties style:use-window-font-color="true" style:font-name="Times New Roman" fo:font-size="14pt" fo:language="ru" fo:country="RU" fo:font-style="italic" fo:font-weight="normal" officeooo:rsid="0054ca7c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3" style:family="text">
      <style:text-properties style:use-window-font-color="true" style:font-name="Times New Roman" fo:font-size="14pt" fo:language="ru" fo:country="RU" fo:font-style="italic" fo:font-weight="normal" officeooo:rsid="00434d32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4" style:family="text">
      <style:text-properties style:use-window-font-color="true" style:font-name="Times New Roman" fo:font-size="14pt" fo:language="ru" fo:country="RU" fo:font-style="italic" fo:font-weight="normal" officeooo:rsid="0043d882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5" style:family="text">
      <style:text-properties style:use-window-font-color="true" style:font-name="Times New Roman" fo:font-size="14pt" fo:language="ru" fo:country="RU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6" style:family="text">
      <style:text-properties style:use-window-font-color="true" style:font-name="Times New Roman" fo:font-size="14pt" fo:language="ru" fo:country="RU" fo:font-style="normal" fo:font-weight="normal" officeooo:rsid="0030355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7" style:family="text">
      <style:text-properties style:use-window-font-color="true" style:font-name="Times New Roman" fo:font-size="14pt" fo:language="ru" fo:country="RU" fo:font-style="normal" fo:font-weight="normal" officeooo:rsid="00434d3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8" style:family="text">
      <style:text-properties style:use-window-font-color="true" style:font-name="Times New Roman" fo:font-size="14pt" fo:language="ru" fo:country="RU" fo:font-style="normal" fo:font-weight="normal" officeooo:rsid="0043d88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9" style:family="text">
      <style:text-properties style:use-window-font-color="true" style:font-name="Times New Roman" fo:font-size="14pt" fo:language="ru" fo:country="RU" fo:font-style="normal" fo:font-weight="normal" officeooo:rsid="004627a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40" style:family="text">
      <style:text-properties style:use-window-font-color="true" style:font-name="Times New Roman" fo:font-size="14pt" fo:language="ru" fo:country="RU" fo:font-style="normal" fo:font-weight="normal" officeooo:rsid="004e84ff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41" style:family="text">
      <style:text-properties style:use-window-font-color="true" style:font-name="Times New Roman" fo:font-size="14pt" fo:language="ru" fo:country="RU" fo:font-style="normal" fo:font-weight="normal" officeooo:rsid="0054ca7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42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style:use-window-font-color="true" style:font-name="Times New Roman" fo:font-size="14pt" fo:language="ru" fo:country="RU" fo:font-weight="normal" officeooo:rsid="004ce77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style:use-window-font-color="true" style:font-name="Times New Roman" fo:font-size="14pt" fo:language="ru" fo:country="RU" fo:font-weight="normal" officeooo:rsid="0056450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style:use-window-font-color="true" style:font-name="Times New Roman" fo:font-size="14pt" fo:language="ru" fo:country="RU" fo:font-weight="bold" officeooo:rsid="002993d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6" style:family="text">
      <style:text-properties style:use-window-font-color="true" style:font-name="Times New Roman" fo:font-size="14pt" fo:language="ru" fo:country="RU" fo:font-weight="bold" officeooo:rsid="0042715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7" style:family="text">
      <style:text-properties style:use-window-font-color="true" style:font-name="Times New Roman" fo:language="ru" fo:country="RU" officeooo:rsid="005029ac" style:font-name-asian="Times New Roman" style:font-name-complex="Times New Roman" style:language-complex="ar" style:country-complex="SA"/>
    </style:style>
    <style:style style:name="T48" style:family="text">
      <style:text-properties officeooo:rsid="00303551"/>
    </style:style>
    <style:style style:name="T49" style:family="text">
      <style:text-properties officeooo:rsid="004e84ff"/>
    </style:style>
    <style:style style:name="T50" style:family="text">
      <style:text-properties officeooo:rsid="005029ac"/>
    </style:style>
    <style:style style:name="T51" style:family="text">
      <style:text-properties officeooo:rsid="0050fa64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54ca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МО ЭВМ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27"><text:span text:style-name="Название_20_книги"><text:span text:style-name="T2">отчет</text:span></text:span></text:p>
      <text:p text:style-name="P3"><text:span text:style-name="T10">по лабораторной работе №</text:span><text:span text:style-name="T45">3</text:span></text:p>
      <text:p text:style-name="P4"><text:span text:style-name="T10">по дисциплине «Алгоритмы и структуры данных</text:span><text:span text:style-name="T22">»</text:span></text:p>
      <text:p text:style-name="P4"><text:span text:style-name="Название_20_книги"><text:span text:style-name="T23">Тема: </text:span></text:span><text:span text:style-name="Название_20_книги"><text:span text:style-name="T24">Деревья</text:span>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9384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7"><text:span text:style-name="T25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3">Ефрем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2">2020</text:p>
      <text:p text:style-name="P6"><text:soft-page-break/></text:p>
      <text:p text:style-name="P30"><text:span text:style-name="T10">Цель работы.</text:span></text:p>
      <text:p text:style-name="P32"><text:span text:style-name="T19">Получить практически</text:span><text:span text:style-name="T20">й</text:span><text:span text:style-name="T19"> навык написания </text:span><text:span text:style-name="T43">структуры данных бинарное дерево</text:span><text:span text:style-name="T19">.</text:span></text:p>
      <text:p text:style-name="P7"/>
      <text:p text:style-name="P23"><text:span text:style-name="T10">Задание. </text:span><text:span text:style-name="T12">(Вариант № </text:span><text:span text:style-name="T46">9</text:span><text:span text:style-name="T12">)</text:span></text:p>
      <text:p text:style-name="P25"><text:s/>Рассматриваются бинарные деревья с элементами типа char. Заданы</text:p>
      <text:p text:style-name="P25">перечисления узлов некоторого дерева b в порядке КЛП и ЛКП. <text:tab/>Требуется:</text:p>
      <text:p text:style-name="P25">а) восстановить дерево b и вывести его изображение;</text:p>
      <text:p text:style-name="P25">б) перечислить узлы дерева b в порядке ЛПК.</text:p>
      <text:p text:style-name="P25"/>
      <text:p text:style-name="P34">Выполнение работы.</text:p>
      <text:p text:style-name="P35">Для выполнения работы был разработан шаблонный класс <text:span text:style-name="T52">BinaryTree</text:span> со следующими методами:</text:p>
      <text:p text:style-name="P37"><text:span text:style-name="T13">setData</text:span><text:span text:style-name="T16"> — устанавливает значение текущего узла дерева</text:span></text:p>
      <text:p text:style-name="P31"><text:span text:style-name="T32">g</text:span><text:span text:style-name="T14">etData</text:span><text:span text:style-name="T18"> — возвращает значение узла дерева</text:span></text:p>
      <text:p text:style-name="P37"><text:span text:style-name="T13">height</text:span><text:span text:style-name="T16"> — вычисляет высоту дерева</text:span></text:p>
      <text:p text:style-name="P37"><text:span text:style-name="T15">p</text:span><text:span text:style-name="T13">rint</text:span><text:span text:style-name="T16"> — выводит дерево на консоль</text:span></text:p>
      <text:p text:style-name="P37"><text:span text:style-name="T16"/></text:p>
      <text:p text:style-name="P31"><text:span text:style-name="T37">При написании программы использовалась библиотека </text:span><text:span text:style-name="T33">Qt</text:span><text:span text:style-name="T37">. </text:span><text:span text:style-name="T40">С</text:span><text:span text:style-name="T37"> ее помощью были разработаны </text:span><text:span text:style-name="T39">3 </text:span><text:span text:style-name="T37">класса:</text:span></text:p>
      <text:p text:style-name="P31"><text:span text:style-name="T33">InputWidget</text:span><text:span text:style-name="T37"> — </text:span><text:span text:style-name="T38">класс для ввода дерева и проверки ввода на корректность. Для ввода используется форма </text:span><text:span text:style-name="T34">QlineEdit</text:span><text:span text:style-name="T38">, для подтверждения ввода </text:span><text:span text:style-name="T34">QPushButton</text:span><text:span text:style-name="T38">. Проверка ввода происходит в функции </text:span><text:span text:style-name="T34">isValid</text:span><text:span text:style-name="T38">. Если дерево введено правильно оно передается в одну из двух функций </text:span><text:span text:style-name="T34">readTreeRLR</text:span><text:span text:style-name="T38">(считывание дерева в порядке КЛП) и</text:span><text:span text:style-name="T40">ли</text:span><text:span text:style-name="T38"> </text:span><text:span text:style-name="T34">readTreeLRR</text:span><text:span text:style-name="T38">(порядок ЛКП). Выбор этих функций зависит от нажатия на конкретную кнопку </text:span><text:span text:style-name="T34">QradioButton</text:span><text:span text:style-name="T38">. После считывания </text:span><text:span text:style-name="T40">дерево</text:span><text:span text:style-name="T38"> передается в классы </text:span><text:span text:style-name="T34">TreeViewWidget</text:span><text:span text:style-name="T38"> и </text:span><text:span text:style-name="T34">ListWidget</text:span><text:span text:style-name="T38">.</text:span></text:p>
      <text:p text:style-name="P33"><text:soft-page-break/><text:span text:style-name="T34">ListWidget</text:span><text:span text:style-name="T38"> — отображает в виде вертикального списка узлы дерева в порядке ЛПК. Для отображения использу</text:span><text:span text:style-name="T40">ется</text:span><text:span text:style-name="T38"> </text:span><text:span text:style-name="T34">Qlabel</text:span><text:span text:style-name="T38">.</text:span></text:p>
      <text:p text:style-name="P38"><text:span text:style-name="T31">TreeViewWidget</text:span><text:span text:style-name="T35"> — рисует дерево на экране используя </text:span><text:span text:style-name="T31">QgraphicsView</text:span><text:span text:style-name="T35"> и </text:span><text:span text:style-name="T31">QgraphicsScene</text:span><text:span text:style-name="T35">.</text:span></text:p>
      <text:p text:style-name="P46"><text:span text:style-name="T36"/></text:p>
      <text:p text:style-name="P28"><text:span text:style-name="T36"><text:tab/></text:span><text:span text:style-name="T11">Тестирование</text:span>.</text:p>
      <text:p text:style-name="P15">Результаты тестирования представлены в табл. 1.</text:p>
      <text:p text:style-name="P15">Таблица 1 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№ п/п</text:p>
          </table:table-cell>
          <table:table-cell table:style-name="Table2.A1" office:value-type="string">
            <text:p text:style-name="P14">Входные данные</text:p>
          </table:table-cell>
          <table:table-cell table:style-name="Table2.A1" office:value-type="string">
            <text:p text:style-name="P14">Выходные данные</text:p>
          </table:table-cell>
          <table:table-cell table:style-name="Table2.D1" office:value-type="string">
            <text:p text:style-name="P14">Комментарии</text:p>
          </table:table-cell>
        </table:table-row>
        <table:table-row table:style-name="Table2.2">
          <table:table-cell table:style-name="Table2.A1" office:value-type="string">
            <text:p text:style-name="P14">1.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42">Invalid tree</text:p>
          </table:table-cell>
          <table:table-cell table:style-name="Table2.D1" office:value-type="string">
            <text:p text:style-name="P20">Ошибка</text:p>
            <text:p text:style-name="P19">Ввод пустой строки</text:p>
          </table:table-cell>
        </table:table-row>
        <table:table-row table:style-name="Table2.3">
          <table:table-cell table:style-name="Table2.A1" office:value-type="string">
            <text:p text:style-name="P14">2.</text:p>
          </table:table-cell>
          <table:table-cell table:style-name="Table2.A1" office:value-type="string">
            <text:p text:style-name="P14">(a (b) (c (d) (e)))</text:p>
          </table:table-cell>
          <table:table-cell table:style-name="Table2.A1" office:value-type="string">
            <text:p text:style-name="P43">Valid Tree</text:p>
            <text:p text:style-name="P43"/>
            <text:p text:style-name="P43"/>
          </table:table-cell>
          <table:table-cell table:style-name="Table2.D1" office:value-type="string">
            <text:p text:style-name="P43">Порядок КЛП</text:p>
          </table:table-cell>
        </table:table-row>
        <table:table-row table:style-name="Table2.4">
          <table:table-cell table:style-name="Table2.A1" office:value-type="string">
            <text:p text:style-name="P14">3.</text:p>
          </table:table-cell>
          <table:table-cell table:style-name="Table2.A1" office:value-type="string">
            <text:p text:style-name="P14">(((q) a (y)) b ((z)c(o)))</text:p>
          </table:table-cell>
          <table:table-cell table:style-name="Table2.A1" office:value-type="string">
            <text:p text:style-name="P44">Vaild Tree</text:p>
          </table:table-cell>
          <table:table-cell table:style-name="Table2.D1" office:value-type="string">
            <text:p text:style-name="P44">Порядок ЛКП</text:p>
          </table:table-cell>
        </table:table-row>
        <table:table-row table:style-name="Table2.4">
          <table:table-cell table:style-name="Table2.A5" office:value-type="string">
            <text:p text:style-name="P21"><text:span text:style-name="T27">4</text:span><text:span text:style-name="T6">.</text:span></text:p>
          </table:table-cell>
          <table:table-cell table:style-name="Table2.A5" office:value-type="string">
            <text:p text:style-name="P40">((w)</text:p>
          </table:table-cell>
          <table:table-cell table:style-name="Table2.A5" office:value-type="string">
            <text:p text:style-name="P44"><text:span text:style-name="T48">I</text:span>nvalid tree</text:p>
          </table:table-cell>
          <table:table-cell table:style-name="Table2.D5" office:value-type="string">
            <text:p text:style-name="P44">Лишняя скобка на первой позиции</text:p>
          </table:table-cell>
        </table:table-row>
        <table:table-row table:style-name="Table2.4">
          <table:table-cell table:style-name="Table2.A5" office:value-type="string">
            <text:p text:style-name="P21"><text:span text:style-name="T27">5</text:span><text:span text:style-name="T4">.</text:span></text:p>
          </table:table-cell>
          <table:table-cell table:style-name="Table2.A5" office:value-type="string">
            <text:p text:style-name="P41">(a (b) (cd))</text:p>
          </table:table-cell>
          <table:table-cell table:style-name="Table2.A5" office:value-type="string">
            <text:p text:style-name="P45"><text:span text:style-name="T4">Invalid tree</text:span></text:p>
          </table:table-cell>
          <table:table-cell table:style-name="Table2.D5" office:value-type="string">
            <text:p text:style-name="P41">Лишняя буква</text:p>
          </table:table-cell>
        </table:table-row>
      </table:table>
      <text:p text:style-name="P18"/>
      <text:p text:style-name="P22"/>
      <text:p text:style-name="P22"/>
      <text:p text:style-name="P22"/>
      <text:p text:style-name="P22"><text:soft-page-break/>Выводы.</text:p>
      <text:p text:style-name="P24"><text:span text:style-name="T42">В ходе выполнения лабораторной работы </text:span><text:span text:style-name="T43">была изучена и реализована динамическая структура данных — бинарное дерево, а так же </text:span><text:span text:style-name="T44">были разработаны</text:span><text:span text:style-name="T43"> методы для работы с ней.</text:span></text:p>
      <text:p text:style-name="P26"><text:span text:style-name="Название_20_книги"><text:span text:style-name="T1">Приложение А</text:span></text:span></text:p>
      <text:p text:style-name="P27"><text:span text:style-name="Название_20_книги"><text:span text:style-name="T3">исходный код программы</text:span></text:span></text:p>
      <text:p text:style-name="Times14_5f_РИО2"><text:span text:style-name="T4">Название файла: </text:span><text:span text:style-name="T29">binarytree</text:span><text:span text:style-name="T4">.</text:span><text:span text:style-name="T8">h</text:span></text:p>
      <text:p text:style-name="P52">#ifndef BINARYTREE_H</text:p>
      <text:p text:style-name="P52">#define BINARYTREE_H</text:p>
      <text:p text:style-name="P52"/>
      <text:p text:style-name="P52">#include &lt;QString&gt;</text:p>
      <text:p text:style-name="P52">#include &lt;QDebug&gt;</text:p>
      <text:p text:style-name="P52"/>
      <text:p text:style-name="P52">template &lt;class T&gt;</text:p>
      <text:p text:style-name="P52">class BinaryTree</text:p>
      <text:p text:style-name="P52">{</text:p>
      <text:p text:style-name="P52">public:</text:p>
      <text:p text:style-name="P52"><text:s text:c="4"/>BinaryTree() {}</text:p>
      <text:p text:style-name="P52"/>
      <text:p text:style-name="P52"><text:s text:c="4"/>BinaryTree(T data) {</text:p>
      <text:p text:style-name="P52"><text:s text:c="8"/>this-&gt;data = data;</text:p>
      <text:p text:style-name="P52"><text:s text:c="4"/>}</text:p>
      <text:p text:style-name="P52"/>
      <text:p text:style-name="P52"><text:s text:c="4"/>~BinaryTree() {</text:p>
      <text:p text:style-name="P52"><text:s text:c="8"/>if(left) delete left;</text:p>
      <text:p text:style-name="P52"><text:s text:c="8"/>if(right) delete right;</text:p>
      <text:p text:style-name="P52"><text:s text:c="4"/>}</text:p>
      <text:p text:style-name="P52"/>
      <text:p text:style-name="P52"><text:s text:c="4"/>void setData(T data) {</text:p>
      <text:p text:style-name="P52"><text:s text:c="8"/>this-&gt;data = data;</text:p>
      <text:p text:style-name="P52"><text:s text:c="4"/>}</text:p>
      <text:p text:style-name="P52"/>
      <text:p text:style-name="P52"><text:s text:c="4"/>T getData() {</text:p>
      <text:p text:style-name="P52"><text:s text:c="8"/>return this-&gt;data;</text:p>
      <text:p text:style-name="P52"><text:s text:c="4"/>}</text:p>
      <text:p text:style-name="P52"/>
      <text:p text:style-name="P52"><text:s text:c="4"/>int height() {</text:p>
      <text:p text:style-name="P52"><text:s text:c="8"/>int left_h = 0;</text:p>
      <text:p text:style-name="P52"><text:s text:c="8"/>int right_h = 0;</text:p>
      <text:p text:style-name="P52"><text:s text:c="8"/>if(this-&gt;left) left_h = left-&gt;height();</text:p>
      <text:p text:style-name="P52"><text:s text:c="8"/>if(this-&gt;right) right_h = right-&gt;height();</text:p>
      <text:p text:style-name="P52"><text:s text:c="8"/>return left_h&gt;right_h? left_h+1 : right_h+1;</text:p>
      <text:p text:style-name="P52"><text:s text:c="4"/>}</text:p>
      <text:p text:style-name="P52"><text:soft-page-break/></text:p>
      <text:p text:style-name="P52"><text:s text:c="4"/>void print(int offset=0) {</text:p>
      <text:p text:style-name="P52"><text:s text:c="8"/>qDebug() &lt;&lt; QString(' ').repeated(offset) &lt;&lt; (this-&gt;data);</text:p>
      <text:p text:style-name="P52"><text:s text:c="8"/>if(this-&gt;left)</text:p>
      <text:p text:style-name="P52"><text:s text:c="12"/>this-&gt;left-&gt;print(offset+2);</text:p>
      <text:p text:style-name="P52"><text:s text:c="8"/>if(this-&gt;right)</text:p>
      <text:p text:style-name="P52"><text:s text:c="12"/>this-&gt;right-&gt;print(offset+2);</text:p>
      <text:p text:style-name="P52"><text:s text:c="4"/>}</text:p>
      <text:p text:style-name="P52"/>
      <text:p text:style-name="P52"><text:s text:c="4"/>BinaryTree* left = nullptr;</text:p>
      <text:p text:style-name="P52"><text:s text:c="4"/>BinaryTree* right = nullptr;</text:p>
      <text:p text:style-name="P52"/>
      <text:p text:style-name="P52">private:</text:p>
      <text:p text:style-name="P52"><text:s text:c="4"/>T data;</text:p>
      <text:p text:style-name="P52"/>
      <text:p text:style-name="P52">};</text:p>
      <text:p text:style-name="P52"/>
      <text:p text:style-name="P52">#endif // BINARYTREE_H</text:p>
      <text:p text:style-name="P47"/>
      <text:p text:style-name="P50"><text:span text:style-name="T4">Название файла: </text:span><text:span text:style-name="T30">InputWidget</text:span><text:span text:style-name="T4">.</text:span><text:span text:style-name="T9">cpp</text:span></text:p>
      <text:p text:style-name="P50"><text:span text:style-name="T9"/></text:p>
      <text:p text:style-name="P53"><text:span text:style-name="T51">#include "inputwidget.h"</text:span></text:p>
      <text:p text:style-name="P53"/>
      <text:p text:style-name="P53"><text:span text:style-name="T51">InputWidget::InputWidget(QWidget *parent) : QWidget(parent) {</text:span></text:p>
      <text:p text:style-name="P53"><text:span text:style-name="T51"><text:s text:c="4"/>QLabel* rootLeftRightLabel = new QLabel("Root-Left-Right (a(Tree)(Tree))");</text:span></text:p>
      <text:p text:style-name="P53"><text:span text:style-name="T51"><text:s text:c="4"/>QLabel* leftRootRightLabel = new QLabel("Left-Root-Right ((Tree)a(Tree))");</text:span></text:p>
      <text:p text:style-name="P53"><text:span text:style-name="T51"><text:s text:c="4"/>QRadioButton* rootLeftRightBtn = new QRadioButton();</text:span></text:p>
      <text:p text:style-name="P53"><text:span text:style-name="T51"><text:s text:c="4"/>QRadioButton* leftRootRightBtn = new QRadioButton();</text:span></text:p>
      <text:p text:style-name="P53"><text:span text:style-name="T51"><text:s text:c="4"/>input = new QLineEdit();</text:span></text:p>
      <text:p text:style-name="P53"><text:span text:style-name="T51"><text:s text:c="4"/>QPushButton* accept = new QPushButton("Accept");</text:span></text:p>
      <text:p text:style-name="P53"/>
      <text:p text:style-name="P53"><text:span text:style-name="T51"><text:s text:c="4"/>rootLeftRightBtn-&gt;setChecked(true);</text:span></text:p>
      <text:p text:style-name="P53"><text:span text:style-name="T51"><text:s text:c="4"/>input-&gt;setPlaceholderText("Root-Left-Right: ( a (b) (c) ) <text:s text:c="6"/>Left-Root-Right: ( (b) a (c) )");</text:span></text:p>
      <text:p text:style-name="P53"/>
      <text:p text:style-name="P53"><text:span text:style-name="T51"><text:s text:c="4"/>main_layout = new QVBoxLayout;</text:span></text:p>
      <text:p text:style-name="P53"><text:span text:style-name="T51"><text:s text:c="4"/>labels = new QHBoxLayout;</text:span></text:p>
      <text:p text:style-name="P53"><text:span text:style-name="T51"><text:s text:c="4"/>radio_buttons = new QHBoxLayout;</text:span></text:p>
      <text:p text:style-name="P53"><text:span text:style-name="T51"><text:s text:c="4"/>input_form = new QHBoxLayout;</text:span></text:p>
      <text:p text:style-name="P53"/>
      <text:p text:style-name="P53"><text:soft-page-break/><text:span text:style-name="T51"><text:s text:c="4"/>labels-&gt;addWidget(rootLeftRightLabel);</text:span></text:p>
      <text:p text:style-name="P53"><text:span text:style-name="T51"><text:s text:c="4"/>labels-&gt;addWidget(leftRootRightLabel);</text:span></text:p>
      <text:p text:style-name="P53"/>
      <text:p text:style-name="P53"><text:span text:style-name="T51"><text:s text:c="4"/>labels-&gt;itemAt(0)-&gt;setAlignment(Qt::AlignCenter);</text:span></text:p>
      <text:p text:style-name="P53"><text:span text:style-name="T51"><text:s text:c="4"/>labels-&gt;itemAt(1)-&gt;setAlignment(Qt::AlignCenter);</text:span></text:p>
      <text:p text:style-name="P53"/>
      <text:p text:style-name="P53"><text:span text:style-name="T51"><text:s text:c="4"/>radio_buttons-&gt;addWidget(rootLeftRightBtn);</text:span></text:p>
      <text:p text:style-name="P53"><text:span text:style-name="T51"><text:s text:c="4"/>radio_buttons-&gt;addWidget(leftRootRightBtn);</text:span></text:p>
      <text:p text:style-name="P53"/>
      <text:p text:style-name="P53"><text:span text:style-name="T51"><text:s text:c="4"/>radio_buttons-&gt;itemAt(0)-&gt;setAlignment(Qt::AlignCenter);</text:span></text:p>
      <text:p text:style-name="P53"><text:span text:style-name="T51"><text:s text:c="4"/>radio_buttons-&gt;itemAt(1)-&gt;setAlignment(Qt::AlignCenter);</text:span></text:p>
      <text:p text:style-name="P53"/>
      <text:p text:style-name="P53"><text:span text:style-name="T51"><text:s text:c="4"/>input_form-&gt;addWidget(input);</text:span></text:p>
      <text:p text:style-name="P53"><text:span text:style-name="T51"><text:s text:c="4"/>input_form-&gt;addWidget(accept);</text:span></text:p>
      <text:p text:style-name="P53"/>
      <text:p text:style-name="P53"><text:span text:style-name="T51"><text:s text:c="4"/>main_layout-&gt;addLayout(labels);</text:span></text:p>
      <text:p text:style-name="P53"><text:span text:style-name="T51"><text:s text:c="4"/>main_layout-&gt;addLayout(radio_buttons);</text:span></text:p>
      <text:p text:style-name="P53"><text:span text:style-name="T51"><text:s text:c="4"/>main_layout-&gt;addLayout(input_form);</text:span></text:p>
      <text:p text:style-name="P53"><text:span text:style-name="T51"><text:s text:c="4"/>main_layout-&gt;setAlignment(Qt::AlignTop);</text:span></text:p>
      <text:p text:style-name="P53"/>
      <text:p text:style-name="P53"><text:span text:style-name="T51"><text:s text:c="4"/>this-&gt;setLayout(main_layout);</text:span></text:p>
      <text:p text:style-name="P53"/>
      <text:p text:style-name="P53"><text:span text:style-name="T51"><text:s text:c="4"/>connect(accept, &amp;QPushButton::pressed, this, &amp;InputWidget::isValid);</text:span></text:p>
      <text:p text:style-name="P53"><text:span text:style-name="T51"><text:s text:c="4"/>connect(rootLeftRightBtn, &amp;QRadioButton::clicked, <text:s/>[=](){</text:span></text:p>
      <text:p text:style-name="P53"><text:span text:style-name="T51"><text:s text:c="8"/>this-&gt;type = RootLeftRight;</text:span></text:p>
      <text:p text:style-name="P53"><text:span text:style-name="T51"><text:s text:c="4"/>});</text:span></text:p>
      <text:p text:style-name="P53"><text:span text:style-name="T51"><text:s text:c="4"/>connect(leftRootRightBtn, &amp;QRadioButton::clicked, <text:s/>[=](){</text:span></text:p>
      <text:p text:style-name="P53"><text:span text:style-name="T51"><text:s text:c="8"/>this-&gt;type <text:s/>= LeftRootRight;</text:span></text:p>
      <text:p text:style-name="P53"><text:span text:style-name="T51"><text:s text:c="4"/>});</text:span></text:p>
      <text:p text:style-name="P53"><text:span text:style-name="T51">}</text:span></text:p>
      <text:p text:style-name="P53"/>
      <text:p text:style-name="P53"><text:span text:style-name="T51">InputWidget::~InputWidget() {</text:span></text:p>
      <text:p text:style-name="P53"><text:span text:style-name="T51"><text:s text:c="4"/>QLayoutItem * item;</text:span></text:p>
      <text:p text:style-name="P53"><text:span text:style-name="T51"><text:s text:c="4"/>QWidget * widget;</text:span></text:p>
      <text:p text:style-name="P53"><text:span text:style-name="T51"><text:s text:c="4"/>while ((item = main_layout-&gt;takeAt(0))) {</text:span></text:p>
      <text:p text:style-name="P53"><text:span text:style-name="T51"><text:s text:c="8"/>if ((widget = item-&gt;widget()) != 0) {widget-&gt;hide(); delete widget;}</text:span></text:p>
      <text:p text:style-name="P53"><text:span text:style-name="T51"><text:s text:c="8"/>else {delete item;}</text:span></text:p>
      <text:p text:style-name="P53"><text:span text:style-name="T51"><text:s text:c="4"/>}</text:span></text:p>
      <text:p text:style-name="P53"><text:span text:style-name="T51"><text:s text:c="4"/>delete main_layout;</text:span></text:p>
      <text:p text:style-name="P53"><text:span text:style-name="T51">}</text:span></text:p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><text:span text:style-name="T51">void InputWidget::isValid() {</text:span></text:p>
      <text:p text:style-name="P53"><text:span text:style-name="T51"><text:s text:c="4"/>QString text = input-&gt;text();</text:span></text:p>
      <text:p text:style-name="P53"><text:span text:style-name="T51"><text:s text:c="4"/>text.replace(" ", "");</text:span></text:p>
      <text:p text:style-name="P53"><text:span text:style-name="T51"><text:s text:c="4"/>int index = 0;</text:span></text:p>
      <text:p text:style-name="P53"><text:span text:style-name="T51"><text:s text:c="4"/>bool ok = (type == RootLeftRight)?</text:span></text:p>
      <text:p text:style-name="P53"><text:span text:style-name="T51"><text:s text:c="16"/>readTreeRLR(text, tree, index) :</text:span></text:p>
      <text:p text:style-name="P53"><text:span text:style-name="T51"><text:s text:c="16"/>readTreeLRR(text, tree, index);</text:span></text:p>
      <text:p text:style-name="P53"/>
      <text:p text:style-name="P53"><text:span text:style-name="T51"><text:s text:c="4"/>if(ok &amp;&amp; index == text.size()) {</text:span></text:p>
      <text:p text:style-name="P53"><text:span text:style-name="T51"><text:s text:c="8"/>qDebug() &lt;&lt; "Valid tree";</text:span></text:p>
      <text:p text:style-name="P53"><text:span text:style-name="T51"><text:s text:c="8"/>tree-&gt;print();</text:span></text:p>
      <text:p text:style-name="P53"><text:span text:style-name="T51"><text:s text:c="8"/>qDebug() &lt;&lt; tree-&gt;height();</text:span></text:p>
      <text:p text:style-name="P53"><text:span text:style-name="T51"><text:s text:c="8"/>emit treeIsValid(tree, tree-&gt;height());</text:span></text:p>
      <text:p text:style-name="P53"><text:span text:style-name="T51"><text:s text:c="4"/>}</text:span></text:p>
      <text:p text:style-name="P53"><text:span text:style-name="T51"><text:s text:c="4"/>else qDebug() &lt;&lt; "Invalid tree";</text:span></text:p>
      <text:p text:style-name="P53"/>
      <text:p text:style-name="P53"><text:span text:style-name="T51"><text:s text:c="4"/>if(tree) {</text:span></text:p>
      <text:p text:style-name="P53"><text:span text:style-name="T51"><text:s text:c="8"/>delete tree;</text:span></text:p>
      <text:p text:style-name="P53"><text:span text:style-name="T51"><text:s text:c="8"/>tree = nullptr;</text:span></text:p>
      <text:p text:style-name="P53"><text:span text:style-name="T51"><text:s text:c="4"/>}</text:span></text:p>
      <text:p text:style-name="P53"><text:span text:style-name="T51">}</text:span></text:p>
      <text:p text:style-name="P53"/>
      <text:p text:style-name="P53"/>
      <text:p text:style-name="P53"/>
      <text:p text:style-name="P53"><text:span text:style-name="T51">//KLP</text:span></text:p>
      <text:p text:style-name="P53"><text:span text:style-name="T51">bool InputWidget::readTreeRLR(QString text, BinaryTree&lt;char&gt;*&amp; node, int&amp; index) {</text:span></text:p>
      <text:p text:style-name="P53"><text:span text:style-name="T51"><text:s text:c="4"/>if(isList(text, index)) {</text:span></text:p>
      <text:p text:style-name="P53"><text:span text:style-name="T51"><text:s text:c="8"/>if(isRoot(text, index))</text:span></text:p>
      <text:p text:style-name="P53"><text:span text:style-name="T51"><text:s text:c="12"/>node = new BinaryTree&lt;char&gt;(text.toStdString()[index-1]);</text:span></text:p>
      <text:p text:style-name="P53"><text:span text:style-name="T51"><text:s text:c="8"/>else if(isEmptyList(text, index))</text:span></text:p>
      <text:p text:style-name="P53"><text:span text:style-name="T51"><text:s text:c="12"/>return true;</text:span></text:p>
      <text:p text:style-name="P53"><text:span text:style-name="T51"><text:s text:c="8"/>else</text:span></text:p>
      <text:p text:style-name="P53"><text:span text:style-name="T51"><text:s text:c="12"/>return false;</text:span></text:p>
      <text:p text:style-name="P53"/>
      <text:p text:style-name="P53"><text:soft-page-break/><text:span text:style-name="T51"><text:s text:c="8"/>if(isEmptyList(text,index))</text:span></text:p>
      <text:p text:style-name="P53"><text:span text:style-name="T51"><text:s text:c="12"/>return true;</text:span></text:p>
      <text:p text:style-name="P53"/>
      <text:p text:style-name="P53"><text:span text:style-name="T51"><text:s text:c="8"/>return readTreeRLR(text, node-&gt;left, index) &amp;&amp;</text:span></text:p>
      <text:p text:style-name="P53"><text:span text:style-name="T51"><text:s text:c="15"/>readTreeRLR(text, node-&gt;right, index) &amp;&amp;</text:span></text:p>
      <text:p text:style-name="P53"><text:span text:style-name="T51"><text:s text:c="15"/>isEmptyList(text,index);</text:span></text:p>
      <text:p text:style-name="P53"/>
      <text:p text:style-name="P53"><text:span text:style-name="T51"><text:s text:c="4"/>}</text:span></text:p>
      <text:p text:style-name="P53"><text:span text:style-name="T51"><text:s text:c="4"/>else return false;</text:span></text:p>
      <text:p text:style-name="P53"><text:span text:style-name="T51">}</text:span></text:p>
      <text:p text:style-name="P53"/>
      <text:p text:style-name="P53"/>
      <text:p text:style-name="P53"/>
      <text:p text:style-name="P53"><text:span text:style-name="T51">//LKP</text:span></text:p>
      <text:p text:style-name="P53"><text:span text:style-name="T51">bool InputWidget::readTreeLRR(QString text, BinaryTree&lt;char&gt;*&amp; node, int&amp; index) {</text:span></text:p>
      <text:p text:style-name="P53"><text:span text:style-name="T51"><text:s text:c="4"/>if(isList(text,index)) {</text:span></text:p>
      <text:p text:style-name="P53"><text:span text:style-name="T51"><text:s text:c="8"/>if(isEmptyList(text, index)) //EMPTY LIST</text:span></text:p>
      <text:p text:style-name="P53"><text:span text:style-name="T51"><text:s text:c="12"/>return true;</text:span></text:p>
      <text:p text:style-name="P53"/>
      <text:p text:style-name="P53"><text:span text:style-name="T51"><text:s text:c="8"/>node = new BinaryTree&lt;char&gt;();</text:span></text:p>
      <text:p text:style-name="P53"><text:span text:style-name="T51"><text:s text:c="8"/>if(!readTreeLRR(text, node-&gt;left, index)) //ISLIST</text:span></text:p>
      <text:p text:style-name="P53"><text:span text:style-name="T51"><text:s text:c="12"/>return false;</text:span></text:p>
      <text:p text:style-name="P53"/>
      <text:p text:style-name="P53"><text:span text:style-name="T51"><text:s text:c="8"/>if(isRoot(text, index)) // IS ROOT</text:span></text:p>
      <text:p text:style-name="P53"><text:span text:style-name="T51"><text:s text:c="12"/>node-&gt;setData(text.toStdString()[index-1]);</text:span></text:p>
      <text:p text:style-name="P53"/>
      <text:p text:style-name="P53"><text:span text:style-name="T51"><text:s text:c="8"/>if(isEmptyList(text, index))</text:span></text:p>
      <text:p text:style-name="P53"><text:span text:style-name="T51"><text:s text:c="12"/>return true;</text:span></text:p>
      <text:p text:style-name="P53"/>
      <text:p text:style-name="P53"><text:span text:style-name="T51"><text:s text:c="8"/>return readTreeLRR(text, node-&gt;right, index) &amp;&amp; isEmptyList(text,index);</text:span></text:p>
      <text:p text:style-name="P53"/>
      <text:p text:style-name="P53"><text:span text:style-name="T51"><text:s text:c="4"/>}</text:span></text:p>
      <text:p text:style-name="P53"><text:span text:style-name="T51"><text:s text:c="4"/>else if(text[index].isLetterOrNumber())</text:span></text:p>
      <text:p text:style-name="P53"><text:span text:style-name="T51"><text:s text:c="8"/>return true;</text:span></text:p>
      <text:p text:style-name="P53"/>
      <text:p text:style-name="P53"><text:span text:style-name="T51"><text:s text:c="4"/>else return false;</text:span></text:p>
      <text:p text:style-name="P53"><text:span text:style-name="T51">}</text:span></text:p>
      <text:p text:style-name="P53"/>
      <text:p text:style-name="P53"/>
      <text:p text:style-name="P53"><text:span text:style-name="T51">bool InputWidget::isList(QString text, int&amp; index) {</text:span></text:p>
      <text:p text:style-name="P53"><text:soft-page-break/><text:span text:style-name="T51"><text:s text:c="4"/>if(text[index] == '(') {</text:span></text:p>
      <text:p text:style-name="P53"><text:span text:style-name="T51"><text:s text:c="8"/>index++;</text:span></text:p>
      <text:p text:style-name="P53"><text:span text:style-name="T51"><text:s text:c="8"/>return true;</text:span></text:p>
      <text:p text:style-name="P53"><text:span text:style-name="T51"><text:s text:c="4"/>}</text:span></text:p>
      <text:p text:style-name="P53"><text:span text:style-name="T51"><text:s text:c="4"/>return false;</text:span></text:p>
      <text:p text:style-name="P53"><text:span text:style-name="T51">}</text:span></text:p>
      <text:p text:style-name="P53"/>
      <text:p text:style-name="P53"><text:span text:style-name="T51">bool InputWidget::isRoot(QString text, int&amp; index) {</text:span></text:p>
      <text:p text:style-name="P53"><text:span text:style-name="T51"><text:s text:c="4"/>if(index == 0) return false;</text:span></text:p>
      <text:p text:style-name="P53"><text:span text:style-name="T51"><text:s text:c="4"/>if(text[index].isLetterOrNumber()) {</text:span></text:p>
      <text:p text:style-name="P53"><text:span text:style-name="T51"><text:s text:c="8"/>index++;</text:span></text:p>
      <text:p text:style-name="P53"><text:span text:style-name="T51"><text:s text:c="8"/>return true;</text:span></text:p>
      <text:p text:style-name="P53"><text:span text:style-name="T51"><text:s text:c="4"/>}</text:span></text:p>
      <text:p text:style-name="P53"><text:span text:style-name="T51"><text:s text:c="4"/>return false;</text:span></text:p>
      <text:p text:style-name="P53"><text:span text:style-name="T51">}</text:span></text:p>
      <text:p text:style-name="P53"/>
      <text:p text:style-name="P53"><text:span text:style-name="T51">bool InputWidget::isEmptyList(QString text, int&amp; index) {</text:span></text:p>
      <text:p text:style-name="P53"><text:span text:style-name="T51"><text:s text:c="4"/>if(text[index] == ')') {</text:span></text:p>
      <text:p text:style-name="P53"><text:span text:style-name="T51"><text:s text:c="8"/>if(index==1) return false;</text:span></text:p>
      <text:p text:style-name="P53"><text:span text:style-name="T51"><text:s text:c="8"/>index++;</text:span></text:p>
      <text:p text:style-name="P53"><text:span text:style-name="T51"><text:s text:c="8"/>return true;</text:span></text:p>
      <text:p text:style-name="P53"><text:span text:style-name="T51"><text:s text:c="4"/>}</text:span></text:p>
      <text:p text:style-name="P53"><text:span text:style-name="T51"><text:s text:c="4"/>return false;</text:span></text:p>
      <text:p text:style-name="P53"><text:span text:style-name="T51">}</text:span></text:p>
      <text:p text:style-name="P50"><text:span text:style-name="T9"/></text:p>
      <text:p text:style-name="P51">Название файла: TreeViewWidget.cpp</text:p>
      <text:p text:style-name="P51"/>
      <text:p text:style-name="P54">#include "treeviewwidget.h"</text:p>
      <text:p text:style-name="P54">#include &lt;QDebug&gt;</text:p>
      <text:p text:style-name="P54">TreeViewWidget::TreeViewWidget(QWidget *parent) : QWidget(parent) {</text:p>
      <text:p text:style-name="P54"><text:s text:c="4"/>view = new QGraphicsView(this);</text:p>
      <text:p text:style-name="P54"><text:s text:c="4"/>scene = new QGraphicsScene(this);</text:p>
      <text:p text:style-name="P54"><text:s text:c="4"/>view-&gt;setMinimumSize(this-&gt;width(), this-&gt;height());</text:p>
      <text:p text:style-name="P54"><text:s text:c="4"/>view-&gt;setScene(scene);</text:p>
      <text:p text:style-name="P54"><text:s text:c="4"/>view-&gt;setAlignment(Qt::AlignTop);</text:p>
      <text:p text:style-name="P54">}</text:p>
      <text:p text:style-name="P54"/>
      <text:p text:style-name="P54">TreeViewWidget::~TreeViewWidget() {</text:p>
      <text:p text:style-name="P54"><text:s text:c="4"/>delete view;</text:p>
      <text:p text:style-name="P54"><text:s text:c="4"/>delete scene;</text:p>
      <text:p text:style-name="P54"><text:soft-page-break/>}</text:p>
      <text:p text:style-name="P54"/>
      <text:p text:style-name="P54">void TreeViewWidget::drawTree(BinaryTree&lt;char&gt;* tree, int power, int offset_x, int offset_y) {</text:p>
      <text:p text:style-name="P54"><text:s text:c="4"/>if(offset_y == 0) scene-&gt;clear();</text:p>
      <text:p text:style-name="P54"><text:s text:c="4"/>QGraphicsTextItem * io = new QGraphicsTextItem();</text:p>
      <text:p text:style-name="P54"><text:s text:c="4"/>io-&gt;setPos(view-&gt;width()/2+offset_x,offset_y*20);</text:p>
      <text:p text:style-name="P54"/>
      <text:p text:style-name="P54"><text:s text:c="4"/>io-&gt;setPlainText(QString(tree-&gt;getData()));</text:p>
      <text:p text:style-name="P54"><text:s text:c="4"/>scene-&gt;addItem(io);</text:p>
      <text:p text:style-name="P54"/>
      <text:p text:style-name="P54"><text:s text:c="4"/>int pow = qPow(2, power)*1.5;</text:p>
      <text:p text:style-name="P54"/>
      <text:p text:style-name="P54"><text:s text:c="4"/>if(tree-&gt;left) {</text:p>
      <text:p text:style-name="P54"><text:s text:c="8"/>drawTree(tree-&gt;left, power-1, offset_x-pow, offset_y+1);</text:p>
      <text:p text:style-name="P54"><text:s text:c="4"/>}</text:p>
      <text:p text:style-name="P54"/>
      <text:p text:style-name="P54"><text:s text:c="4"/>if(tree-&gt;right) {</text:p>
      <text:p text:style-name="P54"><text:s text:c="8"/>drawTree(tree-&gt;right, power-1, offset_x+pow, offset_y+1);</text:p>
      <text:p text:style-name="P54"><text:s text:c="4"/>}</text:p>
      <text:p text:style-name="P54"/>
      <text:p text:style-name="P54">}</text:p>
      <text:p text:style-name="P54"/>
      <text:p text:style-name="P54">На<text:span text:style-name="T21">звание файла: <text:s/>MainWidget.cpp</text:span></text:p>
      <text:p text:style-name="P54">#include "mainwidget.h"</text:p>
      <text:p text:style-name="P54">#include &lt;QtMath&gt;</text:p>
      <text:p text:style-name="P54">#include "listwidget.h"</text:p>
      <text:p text:style-name="P54"/>
      <text:p text:style-name="P54"/>
      <text:p text:style-name="P54">MainWidget::MainWidget(QWidget *parent) : QWidget(parent) {</text:p>
      <text:p text:style-name="P54"><text:s text:c="4"/>this-&gt;resize(800,600);</text:p>
      <text:p text:style-name="P54"/>
      <text:p text:style-name="P54"><text:s text:c="4"/>view = new TreeViewWidget();</text:p>
      <text:p text:style-name="P54"><text:s text:c="4"/>input = new InputWidget();</text:p>
      <text:p text:style-name="P54"><text:s text:c="4"/>list = new ListWidget();</text:p>
      <text:p text:style-name="P54"><text:s text:c="4"/>main_layout = new QVBoxLayout();</text:p>
      <text:p text:style-name="P54"><text:s text:c="4"/>hbox = new QHBoxLayout();</text:p>
      <text:p text:style-name="P54"/>
      <text:p text:style-name="P54"><text:s text:c="4"/>hbox-&gt;addWidget(view,3);</text:p>
      <text:p text:style-name="P54"><text:s text:c="4"/>hbox-&gt;addWidget(list,1);</text:p>
      <text:p text:style-name="P54"><text:soft-page-break/></text:p>
      <text:p text:style-name="P54"><text:s text:c="4"/>main_layout-&gt;addWidget(input);</text:p>
      <text:p text:style-name="P54"><text:s text:c="4"/>main_layout-&gt;addLayout(hbox, Qt::AlignTop);</text:p>
      <text:p text:style-name="P54"/>
      <text:p text:style-name="P54"><text:s text:c="4"/>this-&gt;setLayout(main_layout);</text:p>
      <text:p text:style-name="P54"/>
      <text:p text:style-name="P54"><text:s text:c="4"/>connect(input, &amp;InputWidget::treeIsValid, view, [=](BinaryTree&lt;char&gt;* tree, int power){</text:p>
      <text:p text:style-name="P54"><text:s text:c="8"/>view-&gt;drawTree(tree, power);</text:p>
      <text:p text:style-name="P54"><text:s text:c="8"/>list-&gt;drawTreeElements(tree);</text:p>
      <text:p text:style-name="P54"><text:s text:c="4"/>});</text:p>
      <text:p text:style-name="P54">}</text:p>
      <text:p text:style-name="P54"/>
      <text:p text:style-name="P54">MainWidget::~MainWidget() {</text:p>
      <text:p text:style-name="P54"><text:s text:c="4"/>delete view;</text:p>
      <text:p text:style-name="P54"><text:s text:c="4"/>delete input;</text:p>
      <text:p text:style-name="P54"><text:s text:c="4"/>delete list;</text:p>
      <text:p text:style-name="P54"><text:s text:c="4"/>delete hbox;</text:p>
      <text:p text:style-name="P54"><text:s text:c="4"/>delete main_layout;</text:p>
      <text:p text:style-name="P5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1</text:page-number></text:p>
        <text:p text:style-name="Footer"/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0-10-22T11:28:21.536765028</dc:date>
    <meta:print-date>2015-07-17T12:06:00</meta:print-date>
    <meta:editing-cycles>82</meta:editing-cycles>
    <meta:editing-duration>PT6H3M50S</meta:editing-duration>
    <meta:generator>LibreOffice/6.4.6.2$Linux_X86_64 LibreOffice_project/40$Build-2</meta:generator>
    <meta:document-statistic meta:table-count="2" meta:image-count="0" meta:object-count="0" meta:page-count="12" meta:paragraph-count="288" meta:word-count="903" meta:character-count="9044" meta:non-whitespace-character-count="7395"/>
  </office:meta>
</office:document-meta>
</file>